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5-07-23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5-04-15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5-01-14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10-14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7-17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5-12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4-01-17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973992" calcext:value-type="float">
            <text:p>303.9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3-01-09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10-12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7-15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4-14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1-20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1-17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8-18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5-11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2-1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0-1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8-13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4-1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4-17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1-0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0-1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7-22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4-15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1-14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0-08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8-06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4-10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1-08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0-11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7-26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7-1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4-07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1-09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7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09-13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08-12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07-1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06-14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05-1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04-0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03-16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02-12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6-01-11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5-12-09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5-11-11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5-10-1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5-09-1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5-08-13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5-07-10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5-06-15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5-05-19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5-04-10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5-03-12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5-02-12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5-01-12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4-12-15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4-11-1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4-10-15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4-09-15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4-08-13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4-06-1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4-05-13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4-04-15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4-03-13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4-01-13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3-12-12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3-11-1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3-10-14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3-09-12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3-08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3-07-11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3-06-18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3-05-13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3-04-1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3-03-13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3-02-13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3-01-16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2-12-12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2-11-15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2-10-09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2-09-13 1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2-08-13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2-07-1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2-06-11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2-05-14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2-04-10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2-03-13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2-02-15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2-01-1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1-12-14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1-11-14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1-10-0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1-09-14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1-08-16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1-07-12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1-06-14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1-05-16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1-04-12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1-03-15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1-02-1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1-01-10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0-12-1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0-11-12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0-10-12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0-09-13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0-08-17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0-07-13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0-06-14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0-05-19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0-04-15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0-03-16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10-01-15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9-12-16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9-11-13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9-10-20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9-09-16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9-08-25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9-07-13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9-06-16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9-05-19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9-04-1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9-03-17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9-02-16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9-01-2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8-12-15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8-11-1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8-10-22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8-09-15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8-08-18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8-07-15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8-06-27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8-05-14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8-04-17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8-03-20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8-02-14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8-01-10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7-12-12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7-11-14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7-10-17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7-09-13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7-08-13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7-07-12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7-06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7-05-14 0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7-04-16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7-03-14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7-02-13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7-01-17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6-12-18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6-11-14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6-10-19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6-09-14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6-08-17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6-07-17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6-06-14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6-05-17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6-04-13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6-03-1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6-02-1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6-01-13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5-12-14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5-11-14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5-10-13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5-09-15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5-08-15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5-07-15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5-06-14 0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5-05-16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5-04-15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5-03-14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5-02-1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5-01-19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5-01-13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4-12-1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4-11-15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4-09-16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4-08-18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4-07-13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4-06-14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4-05-17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4-03-17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4-02-18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4-01-12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3-12-15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3-11-17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3-10-1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3-09-2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3-08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3-07-1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3-06-18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3-05-1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3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2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2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200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9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1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1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1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1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0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0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0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0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0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0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0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9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9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9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9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9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9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9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9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8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8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8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8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8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8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8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8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7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7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7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7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7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7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7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7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7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7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6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6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6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6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6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6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6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6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3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3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3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3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3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3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2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2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2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2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4.4952" calcext:value-type="float">
            <text:p>304.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1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1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1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1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1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1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1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1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1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1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1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1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1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1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1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1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1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1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1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8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40</text:p>
          </table:table-cell>
          <table:table-cell office:value-type="string" calcext:value-type="string">
            <text:p>Swift Park</text:p>
          </table:table-cell>
          <table:table-cell office:value-type="string" calcext:value-type="string">
            <text:p>1979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932" meta:object-count="0"/>
    <meta:user-defined meta:name="AppVersion">3.0</meta:user-defined>
  </office:meta>
</office:document-meta>
</file>